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af8" officeooo:paragraph-rsid="000eeaf8"/>
    </style:style>
    <style:style style:name="P2" style:family="paragraph" style:parent-style-name="Standard">
      <style:text-properties style:use-window-font-color="true" loext:opacity="0%" officeooo:paragraph-rsid="000eeaf8"/>
    </style:style>
    <style:style style:name="P3" style:family="paragraph" style:parent-style-name="Standard">
      <style:text-properties officeooo:rsid="000eeaf8" officeooo:paragraph-rsid="000eeaf8"/>
    </style:style>
    <style:style style:name="P4" style:family="paragraph" style:parent-style-name="Standard">
      <style:text-properties officeooo:rsid="000eeaf8" officeooo:paragraph-rsid="000eeb9a"/>
    </style:style>
    <style:style style:name="P5" style:family="paragraph" style:parent-style-name="Standard">
      <style:text-properties officeooo:rsid="000eeaf8" officeooo:paragraph-rsid="000fd38f"/>
    </style:style>
    <style:style style:name="P6" style:family="paragraph" style:parent-style-name="Standard">
      <style:text-properties officeooo:rsid="000eeaf8" officeooo:paragraph-rsid="0011acfa"/>
    </style:style>
    <style:style style:name="P7" style:family="paragraph" style:parent-style-name="Standard">
      <style:text-properties officeooo:rsid="000eeaf8" officeooo:paragraph-rsid="001220f9"/>
    </style:style>
    <style:style style:name="P8" style:family="paragraph" style:parent-style-name="Standard">
      <style:paragraph-properties fo:text-align="start" style:justify-single-word="false"/>
      <style:text-properties officeooo:rsid="000eeaf8" officeooo:paragraph-rsid="001220f9"/>
    </style:style>
    <style:style style:name="P9" style:family="paragraph" style:parent-style-name="Standard">
      <style:paragraph-properties fo:text-align="start" style:justify-single-word="false"/>
      <style:text-properties officeooo:rsid="001220f9" officeooo:paragraph-rsid="001220f9"/>
    </style:style>
    <style:style style:name="P10" style:family="paragraph" style:parent-style-name="Standard">
      <style:paragraph-properties fo:text-align="start" style:justify-single-word="false"/>
      <style:text-properties officeooo:rsid="001220f9" officeooo:paragraph-rsid="0013e5bf"/>
    </style:style>
    <style:style style:name="P11" style:family="paragraph" style:parent-style-name="Standard">
      <style:paragraph-properties fo:text-align="start" style:justify-single-word="false"/>
      <style:text-properties officeooo:rsid="0013e5bf" officeooo:paragraph-rsid="0013e5bf"/>
    </style:style>
    <style:style style:name="T1" style:family="text">
      <style:text-properties officeooo:rsid="000eeaf8"/>
    </style:style>
    <style:style style:name="T2" style:family="text">
      <style:text-properties officeooo:rsid="000eeb9a"/>
    </style:style>
    <style:style style:name="T3" style:family="text">
      <style:text-properties officeooo:rsid="0011acfa"/>
    </style:style>
    <style:style style:name="T4" style:family="text">
      <style:text-properties officeooo:rsid="0013e5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dwójkowy (binarny) </text:p>
      <text:p text:style-name="P1">komputer posługuje się systemem binarnym który ma do dyspozycji dwie cyfry 0 i 1 podstawa tego systemu jest liczba 2 </text:p>
      <text:p text:style-name="P1"/>
      <text:p text:style-name="P1">11110 = 0 * 1 + 1 * 2 + 1 * 4 + 1 * 8 + 1 * 16 = 30 </text:p>
      <text:p text:style-name="P1"/>
      <text:p text:style-name="P2"><text:span text:style-name="T1">101101110110 = </text:span>1<text:span text:style-name="T1"> * 2 + <text:s/>1 * 16 + 1 * 32 + 1 * 64 + 1 * 256 + 1 * 512 + 1 * 2048 <text:s/>= 2934 </text:span></text:p>
      <text:p text:style-name="P2"/>
      <text:p text:style-name="P1">10101 = 1 + 4 + 16 = 21 </text:p>
      <text:p text:style-name="P1"/>
      <text:p text:style-name="P1">1001 = 1 * 1 + 0 * 2 + 0 * 4 + 1 * 8 = 9 </text:p>
      <text:p text:style-name="P1"/>
      <text:p text:style-name="P1">11001 = 1 * 1 + 0 * 2 + 0 * 4 + 1 * 8 + 1 * 16 = 25 </text:p>
      <text:p text:style-name="P1"><text:s/></text:p>
      <text:p text:style-name="P1">100110 = 2 + 4 + 32 = 38</text:p>
      <text:p text:style-name="P1"/>
      <text:p text:style-name="P1">110010 = 2 + 16 + 32 = 50</text:p>
      <text:p text:style-name="P1"/>
      <text:p text:style-name="P1">11101 = 1 + 4 + 8 + 16 <text:s/>= 29 </text:p>
      <text:p text:style-name="P1"/>
      <text:p text:style-name="P1">101110 = 2 + 4 + 8 + 32 = 46</text:p>
      <text:p text:style-name="P1"/>
      <text:p text:style-name="P1">110011 = 1 + 2 + 16 + 32 = 51 </text:p>
      <text:p text:style-name="P1"/>
      <text:p text:style-name="P1">101100 = 4 + 8 + 32 = 44 </text:p>
      <text:p text:style-name="P1"><text:s text:c="75"/></text:p>
      <text:p text:style-name="P1">1110011 = 1 + 2 + 16 + 32 + 64 = 115 </text:p>
      <text:p text:style-name="P1"><text:s text:c="146"/></text:p>
      <text:p text:style-name="P4">111111 = 1 + 2 + 4 + 8 + 16 + 32 = 63</text:p>
      <text:p text:style-name="P4"/>
      <text:p text:style-name="P4"><text:span text:style-name="T2">1101 = 1 + 4 + 8 = 13</text:span> <text:s text:c="4"/></text:p>
      <text:p text:style-name="P4"/>
      <text:p text:style-name="P4"><text:span text:style-name="T2">10101 = 1 + 4 + 16 <text:s/>= 21 </text:span></text:p>
      <text:p text:style-name="P4"/>
      <text:p text:style-name="P5"><text:span text:style-name="T2">10011 = 1 + 2 + 16 = 19 </text:span></text:p>
      <text:p text:style-name="P5"><text:s text:c="94"/></text:p>
      <text:p text:style-name="P6">11001 = 1 + 2 + 4 + 8 + 16 = 25</text:p>
      <text:p text:style-name="P6"/>
      <text:p text:style-name="P7">101<text:span text:style-name="T3">10</text:span> = <text:span text:style-name="T3">2</text:span> + 4 + 16 = 2<text:span text:style-name="T3">2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 text:c="17"/></text:p>
      <text:p text:style-name="P8"/>
      <text:p text:style-name="P9"><text:soft-page-break/>zamiana z systemu dziesiętnego na binarny </text:p>
      <text:p text:style-name="P9"/>
      <text:p text:style-name="P9">25 : 2 <text:s text:c="5"/>r = 1</text:p>
      <text:p text:style-name="P9">12 : 2 <text:s text:c="5"/>r = 0</text:p>
      <text:p text:style-name="P9">6 : 2 <text:s text:c="7"/>r = 0</text:p>
      <text:p text:style-name="P9">3 : 2 <text:s text:c="7"/>r = 1</text:p>
      <text:p text:style-name="P9">1 : 2 <text:s text:c="7"/>r = 1 </text:p>
      <text:p text:style-name="P9"><text:s text:c="33"/><text:line-break/>11001 = 25</text:p>
      <text:p text:style-name="P9"/>
      <text:p text:style-name="P9">53 : 2 <text:s text:c="5"/>r = 1</text:p>
      <text:p text:style-name="P9">26 : 2 <text:s text:c="5"/>r = 0</text:p>
      <text:p text:style-name="P9">13 : 2 <text:s text:c="5"/>r = 1</text:p>
      <text:p text:style-name="P9">6 : 2 <text:s text:c="7"/>r = 0 </text:p>
      <text:p text:style-name="P9">3 : 2 <text:s text:c="7"/>r = 1</text:p>
      <text:p text:style-name="P9">1 : 2 <text:s text:c="7"/>r = 1 </text:p>
      <text:p text:style-name="P9"/>
      <text:p text:style-name="P9">110101 = 53</text:p>
      <text:p text:style-name="P9"/>
      <text:p text:style-name="P9">30 : 2 <text:s text:c="5"/>r = 0</text:p>
      <text:p text:style-name="P9">15 : 2 <text:s text:c="5"/>r = 1</text:p>
      <text:p text:style-name="P9">7 : 2 <text:s text:c="7"/>r = 1 </text:p>
      <text:p text:style-name="P9">3 : 2 <text:s text:c="7"/>r = 1 </text:p>
      <text:p text:style-name="P9">1 : 2 <text:s text:c="7"/>r = 1 </text:p>
      <text:p text:style-name="P9"/>
      <text:p text:style-name="P9">11110 = 30 </text:p>
      <text:p text:style-name="P9"/>
      <text:p text:style-name="P9">17 : 2 <text:s text:c="5"/>r = 1</text:p>
      <text:p text:style-name="P9">8 : 2 <text:s text:c="7"/>r = 0 </text:p>
      <text:p text:style-name="P9">4 : 2 <text:s text:c="7"/>r = 0</text:p>
      <text:p text:style-name="P9">2 : 2 <text:s text:c="7"/>r = 0</text:p>
      <text:p text:style-name="P9">1 : 2 <text:s text:c="7"/>r = 1 </text:p>
      <text:p text:style-name="P9"/>
      <text:p text:style-name="P9">10001 = 17</text:p>
      <text:p text:style-name="P9"/>
      <text:p text:style-name="P9">81 : 2 <text:s text:c="5"/>r = 1</text:p>
      <text:p text:style-name="P9">40 : 2 <text:s text:c="5"/>r = 0</text:p>
      <text:p text:style-name="P9">20 : 2 <text:s text:c="5"/>r = 0 </text:p>
      <text:p text:style-name="P9">10 : 2 <text:s text:c="5"/>r = 0</text:p>
      <text:p text:style-name="P9">5 : 2 <text:s text:c="7"/>r = 1 </text:p>
      <text:p text:style-name="P9">2 : 2 <text:s text:c="7"/>r = 0</text:p>
      <text:p text:style-name="P9">1 : 2 <text:s text:c="7"/>r = 1 </text:p>
      <text:p text:style-name="P9"/>
      <text:p text:style-name="P9">1010001</text:p>
      <text:p text:style-name="P9"/>
      <text:p text:style-name="P9"><text:span text:style-name="T4">67 : 2 <text:s text:c="4"/>r = 1 </text:span></text:p>
      <text:p text:style-name="P11">33 : 2 <text:s text:c="4"/>r = 1</text:p>
      <text:p text:style-name="P11">16 : 2 <text:s text:c="4"/>r = 0</text:p>
      <text:p text:style-name="P11">8 : 2 <text:s text:c="6"/>r = 0</text:p>
      <text:p text:style-name="P11">4 : 2 <text:s text:c="6"/>r = 0 </text:p>
      <text:p text:style-name="P11">2 : 2 <text:s text:c="6"/>r = 0</text:p>
      <text:p text:style-name="P11">1 : 2 <text:s text:c="6"/>r = 1</text:p>
      <text:p text:style-name="P11"><text:soft-page-break/>57 : 2 <text:s text:c="4"/>r = 1</text:p>
      <text:p text:style-name="P9"><text:span text:style-name="T4">28 : 2 <text:s text:c="4"/>r = 0</text:span> <text:s text:c="29"/></text:p>
      <text:p text:style-name="P10"><text:span text:style-name="T4">14 : 2 <text:s text:c="4"/>r = 0 </text:span></text:p>
      <text:p text:style-name="P10"><text:span text:style-name="T4">7 : 2 <text:s text:c="6"/>r = 1 </text:span></text:p>
      <text:p text:style-name="P10"><text:span text:style-name="T4">3 : 2 <text:s text:c="6"/>r = 1 </text:span></text:p>
      <text:p text:style-name="P10"><text:span text:style-name="T4">1 : 2 <text:s text:c="6"/>r = 1 </text:span></text:p>
      <text:p text:style-name="P10"/>
      <text:p text:style-name="P10"><text:span text:style-name="T4">111001 = 57 </text:span></text:p>
      <text:p text:style-name="P10"/>
      <text:p text:style-name="P10"><text:span text:style-name="T4">131 : 2 <text:s text:c="2"/>r = 1 </text:span></text:p>
      <text:p text:style-name="P10"><text:span text:style-name="T4">65 : 2 <text:s text:c="4"/>r = 1 </text:span></text:p>
      <text:p text:style-name="P10"><text:span text:style-name="T4">32 : 2 <text:s text:c="4"/>r = 0</text:span></text:p>
      <text:p text:style-name="P10"><text:span text:style-name="T4">16 : 2 <text:s text:c="4"/>r = 0</text:span></text:p>
      <text:p text:style-name="P10"><text:span text:style-name="T4">8 : 2 <text:s text:c="6"/>r = 0</text:span></text:p>
      <text:p text:style-name="P10"><text:span text:style-name="T4">4 : 2 <text:s text:c="6"/>r = 0 </text:span></text:p>
      <text:p text:style-name="P10"><text:span text:style-name="T4">2 : 2 <text:s text:c="6"/>r = 0 </text:span></text:p>
      <text:p text:style-name="P10"><text:span text:style-name="T4">1 : 2 <text:s text:c="6"/>r = 1 </text:span></text:p>
      <text:p text:style-name="P10"/>
      <text:p text:style-name="P10"><text:span text:style-name="T4">10000011 = 131</text:span> <text:s text:c="27"/></text:p>
      <text:p text:style-name="P10"/>
      <text:p text:style-name="P11">72 : 2 <text:s text:c="4"/>r = 0 </text:p>
      <text:p text:style-name="P11">36 : 2 <text:s text:c="4"/>r = 0</text:p>
      <text:p text:style-name="P11">18 : 2 <text:s text:c="4"/>r = 0</text:p>
      <text:p text:style-name="P11">9 : 2 <text:s text:c="6"/>r = 1</text:p>
      <text:p text:style-name="P11">4 : 2 <text:s text:c="6"/>r = 0 </text:p>
      <text:p text:style-name="P11">2 : 2 <text:s text:c="6"/>r = 0 </text:p>
      <text:p text:style-name="P11">1 : 2 <text:s text:c="6"/>r = 1</text:p>
      <text:p text:style-name="P11"/>
      <text:p text:style-name="P11">1001000 = 72</text:p>
      <text:p text:style-name="P10"><text:s text:c="18"/></text:p>
      <text:p text:style-name="P11">127 : 2 <text:s text:c="3"/>r = 1 </text:p>
      <text:p text:style-name="P11">63 : 2 <text:s text:c="5"/>r = 1 </text:p>
      <text:p text:style-name="P11">31 : 2 <text:s text:c="5"/>r = 1 </text:p>
      <text:p text:style-name="P11">15 : 2 <text:s text:c="5"/>r = 1</text:p>
      <text:p text:style-name="P11">7 : 2 <text:s text:c="7"/>r = 1 </text:p>
      <text:p text:style-name="P11">3 : 2 <text:s text:c="7"/>r = 1</text:p>
      <text:p text:style-name="P11">1 : 2 <text:s text:c="7"/>r = 1</text:p>
      <text:p text:style-name="P11"/>
      <text:p text:style-name="P11">48 : 2 <text:s text:c="5"/>r = 0</text:p>
      <text:p text:style-name="P11">24 : 2 <text:s text:c="5"/>r = 0</text:p>
      <text:p text:style-name="P11">12 : 2 <text:s text:c="5"/>r = 0</text:p>
      <text:p text:style-name="P11">6 : 2 <text:s text:c="7"/>r = 0 </text:p>
      <text:p text:style-name="P11">3 : 2 <text:s text:c="7"/>r = 1</text:p>
      <text:p text:style-name="P11">1 : 2 <text:s text:c="7"/>r = 1</text:p>
      <text:p text:style-name="P11"/>
      <text:p text:style-name="P11">110000 = 48</text:p>
      <text:p text:style-name="P11"/>
      <text:p text:style-name="P11">16 : 2 <text:s text:c="5"/>r = 0</text:p>
      <text:p text:style-name="P11">8 : 2 <text:s text:c="7"/>r = 0 </text:p>
      <text:p text:style-name="P11">4 : 2 <text:s text:c="7"/>r = 0 </text:p>
      <text:p text:style-name="P11">2 : 2 <text:s text:c="7"/>r = 0</text:p>
      <text:p text:style-name="P11">1 : 2 <text:s text:c="7"/>r = 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51:21.111000000</meta:creation-date>
    <dc:date>2024-09-23T12:28:21.185000000</dc:date>
    <meta:editing-duration>PT1H9M1S</meta:editing-duration>
    <meta:editing-cycles>7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110" meta:word-count="740" meta:character-count="2648" meta:non-whitespace-character-count="1092"/>
  </office:meta>
</office:document-meta>
</file>